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Standaard_Blad1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Standaard_Blad1_32_2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C0C0C0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Standaard_Blad1_32_2" style:data-style-name="N0">
      <style:table-cell-properties fo:border="thin solid #C0C0C0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4.73604166666667cm" style:use-optimal-column-width="true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R_namen_AM_schrijfwijze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1"/>
        <table:table-row table:style-name="ro1">
          <table:table-cell office:value-type="string" table:style-name="ce2">
            <text:p>Woonplaats</text:p>
          </table:table-cell>
          <table:table-cell office:value-type="string" table:style-name="ce2">
            <text:p>Openbare ruimt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mere</text:p>
          </table:table-cell>
          <table:table-cell office:value-type="string" table:style-name="ce2">
            <text:p>Markerkant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mere</text:p>
          </table:table-cell>
          <table:table-cell office:value-type="string" table:style-name="ce2">
            <text:p>Markerkant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mere</text:p>
          </table:table-cell>
          <table:table-cell office:value-type="string" table:style-name="ce2">
            <text:p>Markerkant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mere</text:p>
          </table:table-cell>
          <table:table-cell office:value-type="string" table:style-name="ce2">
            <text:p>Markerkant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mere</text:p>
          </table:table-cell>
          <table:table-cell office:value-type="string" table:style-name="ce2">
            <text:p>Markerkant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mere</text:p>
          </table:table-cell>
          <table:table-cell office:value-type="string" table:style-name="ce2">
            <text:p>Markerkant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mere</text:p>
          </table:table-cell>
          <table:table-cell office:value-type="string" table:style-name="ce2">
            <text:p>Markerkant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mere</text:p>
          </table:table-cell>
          <table:table-cell office:value-type="string" table:style-name="ce2">
            <text:p>Randstad 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mere</text:p>
          </table:table-cell>
          <table:table-cell office:value-type="string" table:style-name="ce2">
            <text:p>Randstad 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mere</text:p>
          </table:table-cell>
          <table:table-cell office:value-type="string" table:style-name="ce2">
            <text:p>Randstad 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mere</text:p>
          </table:table-cell>
          <table:table-cell office:value-type="string" table:style-name="ce2">
            <text:p>Randstad 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eda</text:p>
          </table:table-cell>
          <table:table-cell office:value-type="string" table:style-name="ce2">
            <text:p>IABC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reda</text:p>
          </table:table-cell>
          <table:table-cell office:value-type="string" table:style-name="ce3">
            <text:p>Minervum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Heemskerk</text:p>
          </table:table-cell>
          <table:table-cell office:value-type="string" table:style-name="ce4">
            <text:p>De Trompe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Hoofddorp</text:p>
          </table:table-cell>
          <table:table-cell office:value-type="string" table:style-name="ce4">
            <text:p>Graan voor Visch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Hoogeveen</text:p>
          </table:table-cell>
          <table:table-cell office:value-type="string" table:style-name="ce4">
            <text:p>Buitenvaar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Julianadorp</text:p>
          </table:table-cell>
          <table:table-cell office:value-type="string" table:style-name="ce4">
            <text:p>Boterzwi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Julianadorp</text:p>
          </table:table-cell>
          <table:table-cell office:value-type="string" table:style-name="ce4">
            <text:p>Doorzwi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Julianadorp</text:p>
          </table:table-cell>
          <table:table-cell office:value-type="string" table:style-name="ce4">
            <text:p>Drooghe Bo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Julianadorp</text:p>
          </table:table-cell>
          <table:table-cell office:value-type="string" table:style-name="ce4">
            <text:p>Kruiszwi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Julianadorp</text:p>
          </table:table-cell>
          <table:table-cell office:value-type="string" table:style-name="ce4">
            <text:p>Malzwi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Julianadorp</text:p>
          </table:table-cell>
          <table:table-cell office:value-type="string" table:style-name="ce4">
            <text:p>Middelzan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Julianadorp</text:p>
          </table:table-cell>
          <table:table-cell office:value-type="string" table:style-name="ce4">
            <text:p>Vogelzan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Julianadorp</text:p>
          </table:table-cell>
          <table:table-cell office:value-type="string" table:style-name="ce4">
            <text:p>Wierbalg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Julianadorp</text:p>
          </table:table-cell>
          <table:table-cell office:value-type="string" table:style-name="ce4">
            <text:p>Zwanenbal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Archipel 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eier 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eier 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eier 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eier 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Botter 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Doelen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Schans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Schans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Schans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Schans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Schans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Schans 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Schans 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Stelling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Stelling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Stelling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Stelling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Stelling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Stelling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Veste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Veste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Veste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Veste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Veste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Veste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De Veste 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0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aljoen 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ondel 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nd 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tenij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tenij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tenij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tenij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Grietenij 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Horst 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Jol 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mp 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0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4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4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5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5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5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arveel 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0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empenaar 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ogge 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ogge 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ogge 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ogge 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ogge 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ogge 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ogge 0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ogge 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ogge 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ogge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ogge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Kogge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4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Punter 4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Rozengaard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Rozengaard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Rozengaard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Rozengaard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Rozengaard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Rozengaard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Rozengaard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Rozengaard 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Rozengaard 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4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4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ener 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4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5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5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Schouw 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Tjalk 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Wold 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Zoom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Zoom 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Zoom 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Zoom 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Zoom 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Zoom 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Zoom 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Zoom 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Zoom 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Zoom 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lystad</text:p>
          </table:table-cell>
          <table:table-cell office:value-type="string" table:style-name="ce2">
            <text:p>Zoom 2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Aldenhof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Bijsterhuiz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de Geerkamp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de Gildekamp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de Hoefkamp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de Kluijskamp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de Meeuwse Acke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de Steekse Acke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de Voorstenkamp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de Wellenkamp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Drieskensacke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Heeskesacke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Hegdambroek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Hillekensacke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Holtgesbroek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Horstacke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Kerkenb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2">
            <text:p>Lankfors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Leuvensbroek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2">
            <text:p>Malver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2">
            <text:p>Meijhors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2">
            <text:p>Oostvaardersdijk 0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2">
            <text:p>Tolhui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Wedesteinbroek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2">
            <text:p>Weezenhof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4">
            <text:p>Zellersacke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ijmegen</text:p>
          </table:table-cell>
          <table:table-cell office:value-type="string" table:style-name="ce2">
            <text:p>Zwanenveld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rg</text:p>
          </table:table-cell>
          <table:table-cell office:value-type="string" table:style-name="ce5">
            <text:p>Langeloërduinen 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rg</text:p>
          </table:table-cell>
          <table:table-cell office:value-type="string" table:style-name="ce2">
            <text:p>Langeloërduinen 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rg</text:p>
          </table:table-cell>
          <table:table-cell office:value-type="string" table:style-name="ce5">
            <text:p>Langeloërduinen 3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rg</text:p>
          </table:table-cell>
          <table:table-cell office:value-type="string" table:style-name="ce5">
            <text:p>Langeloërduinen 4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rg</text:p>
          </table:table-cell>
          <table:table-cell office:value-type="string" table:style-name="ce5">
            <text:p>Langeloërduinen 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on en Breugel</text:p>
          </table:table-cell>
          <table:table-cell office:value-type="string" table:style-name="ce6">
            <text:p>Ekkersrij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on en Breugel</text:p>
          </table:table-cell>
          <table:table-cell office:value-type="string" table:style-name="ce6">
            <text:p>Science Park Eindhoven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k</text:p>
          </table:table-cell>
          <table:table-cell office:value-type="string" table:style-name="ce5">
            <text:p>Wijk 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k</text:p>
          </table:table-cell>
          <table:table-cell office:value-type="string" table:style-name="ce5">
            <text:p>Wijk 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k</text:p>
          </table:table-cell>
          <table:table-cell office:value-type="string" table:style-name="ce5">
            <text:p>Wijk 3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k</text:p>
          </table:table-cell>
          <table:table-cell office:value-type="string" table:style-name="ce5">
            <text:p>Wijk 4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k</text:p>
          </table:table-cell>
          <table:table-cell office:value-type="string" table:style-name="ce5">
            <text:p>Wijk 5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k</text:p>
          </table:table-cell>
          <table:table-cell office:value-type="string" table:style-name="ce5">
            <text:p>Wijk 6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k</text:p>
          </table:table-cell>
          <table:table-cell office:value-type="string" table:style-name="ce5">
            <text:p>Wijk 7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k</text:p>
          </table:table-cell>
          <table:table-cell office:value-type="string" table:style-name="ce5">
            <text:p>Wijk 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eldhoven</text:p>
          </table:table-cell>
          <table:table-cell office:value-type="string" table:style-name="ce6">
            <text:p>De Ru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eldhoven</text:p>
          </table:table-cell>
          <table:table-cell office:value-type="string" table:style-name="ce6">
            <text:p>Habrak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ught</text:p>
          </table:table-cell>
          <table:table-cell office:value-type="string" table:style-name="ce6">
            <text:p>Heunpark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Aalsburg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Aberslan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Bijsterhuiz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Blauwe Ho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de Fli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de Gamer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de Ge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de Gripp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de Linger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de Mer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de Verver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de Weertj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Diemewe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Diepvoord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Elslan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Heilige Sto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Homberg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Hoogme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Huissted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Kraaijenberg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Kronenlan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Oudelaa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Saltsho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Sluiskam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Veenho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Zesakker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ijchen</text:p>
          </table:table-cell>
          <table:table-cell office:value-type="string" table:style-name="ce6">
            <text:p>Zevendree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Zeist</text:p>
          </table:table-cell>
          <table:table-cell office:value-type="string" table:style-name="ce6">
            <text:p>Brugakk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Zeist</text:p>
          </table:table-cell>
          <table:table-cell office:value-type="string" table:style-name="ce6">
            <text:p>Couwenhov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Zeist</text:p>
          </table:table-cell>
          <table:table-cell office:value-type="string" table:style-name="ce6">
            <text:p>Crosestei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Zeist</text:p>
          </table:table-cell>
          <table:table-cell office:value-type="string" table:style-name="ce6">
            <text:p>De Clom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Zeist</text:p>
          </table:table-cell>
          <table:table-cell office:value-type="string" table:style-name="ce6">
            <text:p>Nijenheim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0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0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03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04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05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06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07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0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09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1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1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1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13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14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15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16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17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1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19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2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2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2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23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venaar</text:p>
          </table:table-cell>
          <table:table-cell office:value-type="string" table:style-name="ce5">
            <text:p>Zonegge 24</text:p>
          </table:table-cell>
          <table:table-cell table:number-columns-repeated="16382"/>
        </table:table-row>
        <table:table-row table:number-rows-repeated="1047959" table:style-name="ro1">
          <table:table-cell table:number-columns-repeated="16384"/>
        </table:table-row>
      </table:table>
      <table:database-ranges>
        <table:database-range table:target-range-address="OR_namen_AM_schrijfwijze.A1:OR_namen_AM_schrijfwijze.B536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erekeni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ontrolece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Gekoppelde_32_cel" style:display-name="Gekoppelde ce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oed" style:family="table-cell" style:data-style-name="N0">
      <style:table-cell-properties fo:background-color="#C6EFCE"/>
      <style:text-properties fo:color="#006100"/>
    </style:style>
    <style:style style:name="Invoer" style:family="table-cell" style:data-style-name="N0">
      <style:table-cell-properties fo:border="thin solid #7F7F7F" fo:background-color="#FFCC99"/>
      <style:text-properties fo:color="#3F3F76"/>
    </style:style>
    <style:style style:name="Kop_32_1" style:display-name="Kop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Kop_32_2" style:display-name="Kop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Kop_32_3" style:display-name="Kop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Kop_32_4" style:display-name="Kop 4" style:family="table-cell" style:data-style-name="N0">
      <style:text-properties fo:color="#1F497D" fo:font-weight="bold" style:font-weight-asian="bold" style:font-weight-complex="bold"/>
    </style:style>
    <style:style style:name="Neutraal" style:family="table-cell" style:data-style-name="N0">
      <style:table-cell-properties fo:background-color="#FFEB9C"/>
      <style:text-properties fo:color="#9C6500"/>
    </style:style>
    <style:style style:name="Notitie" style:family="table-cell" style:data-style-name="N0">
      <style:table-cell-properties fo:border="thin solid #B2B2B2" fo:background-color="#FFFFCC"/>
    </style:style>
    <style:style style:name="Ongeldig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ard_32_2" style:display-name="Standaard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ard_32_3" style:display-name="Standaard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ard_Blad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ard_Blad1_32_2" style:display-name="Standaard_Blad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Titel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Uitvoer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Verklarende_32_tekst" style:display-name="Verklarende tekst" style:family="table-cell" style:data-style-name="N0">
      <style:text-properties fo:color="#7F7F7F" fo:font-style="italic" style:font-style-asian="italic" style:font-style-complex="italic"/>
    </style:style>
    <style:style style:name="Waarschuwingsteks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el M. van Meteren</meta:initial-creator>
    <dc:creator>Klomp, Martijn GVA/PPB-LV</dc:creator>
    <meta:creation-date>2016-03-24T14:50:26Z</meta:creation-date>
    <dc:date>2017-03-08T16:07:48Z</dc:date>
  </office:meta>
</office:document-meta>
</file>